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LM Mono 10" officeooo:paragraph-rsid="001b277d"/>
    </style:style>
    <style:style style:name="P3" style:family="paragraph" style:parent-style-name="Text_20_body">
      <style:paragraph-properties fo:text-align="center" style:justify-single-word="false"/>
      <style:text-properties style:font-name="LM Mono 10" officeooo:rsid="001b277d" officeooo:paragraph-rsid="001b277d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Heading_20_3">
      <style:paragraph-properties fo:text-align="center" style:justify-single-word="false"/>
      <style:text-properties officeooo:rsid="001f7beb" officeooo:paragraph-rsid="001f7beb"/>
    </style:style>
    <style:style style:name="T1" style:family="text">
      <style:text-properties officeooo:rsid="001b277d"/>
    </style:style>
    <style:style style:name="T2" style:family="text">
      <style:text-properties officeooo:rsid="001b294c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Class Design Report</text:p>
      <text:p text:style-name="Text_20_body"/>
      <text:p text:style-name="Title">Muratina</text:p>
      <text:p text:style-name="Subtitle">(The Restaurant Game)</text:p>
      <text:p text:style-name="Text_20_body"/>
      <text:h text:style-name="P4" text:outline-level="3"/>
      <text:h text:style-name="P5" text:outline-level="3"><text:span text:style-name="T3">by</text:span></text:h>
      <text:h text:style-name="P4" text:outline-level="3">Taimo Peelo</text:h>
      <text:h text:style-name="P4" text:outline-level="3">Michael Ngugi Michuki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University of Tartu</text:span></text:p>
      <text:p text:style-name="P3">Systems Modelling <text:span text:style-name="T2">Course</text:span></text:p>
      <text:p text:style-name="P3">Fall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2:43:45.293554432</meta:creation-date>
    <dc:date>2014-10-25T12:56:05.054086149</dc:date>
    <meta:editing-duration>PT4M6S</meta:editing-duration>
    <meta:editing-cycles>10</meta:editing-cycles>
    <meta:generator>LibreOffice/4.2.6.3$Linux_X86_64 LibreOffice_project/420m0$Build-3</meta:generator>
    <meta:document-statistic meta:table-count="0" meta:image-count="0" meta:object-count="0" meta:page-count="1" meta:paragraph-count="9" meta:word-count="21" meta:character-count="134" meta:non-whitespace-character-count="122"/>
  </office:meta>
</office:document-meta>
</file>